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362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0575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5409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9311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1.1201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2.0417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1.5752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1.7307in" fo:break-before="auto" style:use-optimal-row-height="true"/>
    </style:style>
    <style:style style:name="ro3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ext-properties style:font-name="Arial" fo:font-size="10pt"/>
    </style:style>
    <style:style style:name="ce11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ext-properties fo:color="#000000"/>
    </style:style>
    <style:style style:name="ce16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4" style:family="table-cell" style:parent-style-name="Default">
      <style:table-cell-properties fo:background-color="transparent"/>
      <style:text-properties style:font-name="Arial" fo:font-size="10pt"/>
    </style:style>
    <style:style style:name="ce17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style:font-name-asian="ＭＳ Ｐゴシック" style:font-name-complex="Tahoma1"/>
    </style:style>
    <style:style style:name="T1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Arial" style:font-name-asian="Tahoma" style:font-name-complex="Tahoma2"/>
    </style:style>
    <style:style style:name="T1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7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6"/>
          <table:table-cell table:style-name="ce76" table:number-columns-spanned="3" table:number-rows-spanned="1"/>
          <table:covered-table-cell table:style-name="ce76"/>
          <table:covered-table-cell table:style-name="ce76"/>
          <table:table-cell table:style-name="ce76" table:number-columns-repeated="248"/>
          <table:table-cell/>
        </table:table-row>
        <table:table-row table:style-name="ro1" table:number-rows-repeated="3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2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9">
          <table:table-cell table:style-name="ce77"/>
          <table:table-cell table:style-name="ce81" office:value-type="string">
            <text:p>User Stories Definition</text:p>
          </table:table-cell>
          <table:table-cell table:style-name="ce77" table:number-columns-repeated="4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Version:</text:p>
          </table:table-cell>
          <table:table-cell table:style-name="ce89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Issue date:</text:p>
          </table:table-cell>
          <table:table-cell table:style-name="ce90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Total Cases:</text:p>
          </table:table-cell>
          <table:table-cell table:style-name="ce91" table:formula="of:=[Summary_Report.E13]" office:value-type="float" office:value="9">
            <text:p>9</text:p>
          </table:table-cell>
          <table:table-cell table:style-name="ce96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21">
          <table:table-cell table:style-name="ce78"/>
          <table:table-cell table:style-name="ce83" office:value-type="string">
            <text:p>Test Status:</text:p>
          </table:table-cell>
          <table:table-cell table:style-name="ce17" office:value-type="string">
            <text:p><text:span text:style-name="T8">Passed:</text:span> Test is OK</text:p>
            <text:p><text:span text:style-name="T8">Blocked:</text:span> Could not run the test (another bug is blocking)</text:p>
            <text:p><text:span text:style-name="T8">Failed:</text:span> Test failed, a bug is entered on it (please add the bug ID)</text:p>
            <text:p><text:span text:style-name="T8">N/A:</text:span> Test is not possible to run on this version</text:p>
          </table:table-cell>
          <table:table-cell table:number-columns-repeated="4"/>
          <table:table-cell table:style-name="ce78" table:number-columns-repeated="248"/>
          <table:table-cell/>
        </table:table-row>
        <table:table-row table:style-name="ro1" table:number-rows-repeated="2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22">
          <table:table-cell table:style-name="ce79"/>
          <table:table-cell table:style-name="ce84" office:value-type="string">
            <text:p>Record of change:</text:p>
          </table:table-cell>
          <table:table-cell table:style-name="ce76" table:number-columns-repeated="5"/>
          <table:table-cell table:style-name="ce79" table:number-columns-repeated="248"/>
          <table:table-cell/>
        </table:table-row>
        <table:table-row table:style-name="ro26">
          <table:table-cell table:style-name="ce79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27">
          <table:table-cell table:style-name="ce79"/>
          <table:table-cell table:style-name="ce86" office:value-type="float" office:value="40332">
            <text:p>3-Jun-10</text:p>
          </table:table-cell>
          <table:table-cell table:style-name="ce93"/>
          <table:table-cell table:style-name="ce97" office:value-type="string">
            <text:p>- Add test definitions based on ECM 3.0.0 User stories</text:p>
            <text:p><text:span text:style-name="T9">- Create and public content: not done yet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78"/>
          <table:table-cell table:style-name="ce79" table:number-columns-repeated="247"/>
          <table:table-cell/>
        </table:table-row>
        <table:table-row table:style-name="ro1">
          <table:table-cell table:style-name="ce78"/>
          <table:table-cell table:style-name="ce86" office:value-type="float" office:value="40332">
            <text:p>3-Jun-10</text:p>
          </table:table-cell>
          <table:table-cell table:style-name="ce93"/>
          <table:table-cell table:style-name="ce98" office:value-type="string">
            <text:p>- Add 1 more test def based on testvn task</text:p>
          </table:table-cell>
          <table:table-cell table:style-name="ce99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jira.exoplatform.org/browse/TESTVN-785">http://jira.exoplatform.org/browse/TESTVN-785</text:a></text:span>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99" table:number-columns-repeated="2"/>
          <table:table-cell table:style-name="ce105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1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8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6"/>
          <table:table-cell table:style-name="ce78" table:number-columns-repeated="247"/>
          <table:table-cell/>
        </table:table-row>
        <table:table-row table:style-name="ro1">
          <table:table-cell table:style-name="ce76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 table:number-rows-repeated="2">
          <table:table-cell table:style-name="ce76"/>
          <table:table-cell table:style-name="ce87"/>
          <table:table-cell table:style-name="ce94"/>
          <table:table-cell table:style-name="ce101"/>
          <table:table-cell table:style-name="ce102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5"/>
          <table:table-cell table:style-name="ce103"/>
          <table:table-cell table:style-name="ce106" table:number-columns-repeated="2"/>
          <table:table-cell table:style-name="ce112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 table:number-rows-repeated="3">
          <table:table-cell table:style-name="ce76" table:number-columns-repeated="255"/>
          <table:table-cell/>
        </table:table-row>
        <table:table-row table:style-name="ro1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 table:number-rows-repeated="10">
          <table:table-cell table:style-name="ce76" table:number-columns-repeated="255"/>
          <table:table-cell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version: ecms on 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46" office:value-type="string">
            <text:p>Check using Latest edited document gadge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46" office:value-type="string">
            <text:p>Check sorting documents list in CLV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4" table:default-cell-style-name="Default"/>
        <table:table-column table:style-name="co24" table:default-cell-style-name="Default"/>
        <table:table-column table:style-name="co8" table:number-columns-repeated="1011" table:default-cell-style-name="Default"/>
        <table:table-row table:style-name="ro1">
          <table:table-cell table:style-name="ce113"/>
          <table:table-cell table:style-name="ce118" office:value-type="string">
            <text:p>TEST CASES</text:p>
          </table:table-cell>
          <table:table-cell table:style-name="ce118"/>
          <table:table-cell table:style-name="ce132" table:number-columns-repeated="2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Passed</text:p>
          </table:table-cell>
          <table:table-cell table:style-name="ce164" table:formula="of:=COUNTIF([.K$18:.K$1047];[.$K1])" office:value-type="float" office:value="0">
            <text:p>0</text:p>
          </table:table-cell>
          <table:table-cell table:style-name="ce164" table:formula="of:=COUNTIF([.L$18:.L$1047];[.$K1])" office:value-type="float" office:value="0">
            <text:p>0</text:p>
          </table:table-cell>
          <table:table-cell table:style-name="ce164" table:formula="of:=COUNTIF([.M$18:.M$1047];[.$K1])" office:value-type="float" office:value="0">
            <text:p>0</text:p>
          </table:table-cell>
          <table:table-cell table:style-name="ce164" table:formula="of:=COUNTIF([.N$18:.N$1047];[.$K1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2" table:number-columns-repeated="4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Failed</text:p>
          </table:table-cell>
          <table:table-cell table:style-name="ce164" table:formula="of:=COUNTIF([.K$18:.K$1047];[.$K2])" office:value-type="float" office:value="0">
            <text:p>0</text:p>
          </table:table-cell>
          <table:table-cell table:style-name="ce164" table:formula="of:=COUNTIF([.L$18:.L$1047];[.$K2])" office:value-type="float" office:value="0">
            <text:p>0</text:p>
          </table:table-cell>
          <table:table-cell table:style-name="ce164" table:formula="of:=COUNTIF([.M$18:.M$1047];[.$K2])" office:value-type="float" office:value="0">
            <text:p>0</text:p>
          </table:table-cell>
          <table:table-cell table:style-name="ce164" table:formula="of:=COUNTIF([.N$18:.N$1047];[.$K2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3" office:value-type="string">
            <text:p>Functions List<text:span text:style-name="T11">:</text:span></text:p>
          </table:table-cell>
          <table:table-cell table:style-name="ce137" table:number-columns-spanned="3" table:number-rows-spanned="1"/>
          <table:covered-table-cell table:style-name="ce141"/>
          <table:covered-table-cell table:style-name="ce138"/>
          <table:table-cell table:style-name="ce113"/>
          <table:table-cell table:style-name="ce142"/>
          <table:table-cell table:style-name="ce151"/>
          <table:table-cell table:style-name="ce156"/>
          <table:table-cell/>
          <table:table-cell table:style-name="ce164" office:value-type="string">
            <text:p>Blocked</text:p>
          </table:table-cell>
          <table:table-cell table:style-name="ce164" table:formula="of:=COUNTIF([.K$18:.K$1047];[.$K3])" office:value-type="float" office:value="0">
            <text:p>0</text:p>
          </table:table-cell>
          <table:table-cell table:style-name="ce164" table:formula="of:=COUNTIF([.L$18:.L$1047];[.$K3])" office:value-type="float" office:value="0">
            <text:p>0</text:p>
          </table:table-cell>
          <table:table-cell table:style-name="ce164" table:formula="of:=COUNTIF([.M$18:.M$1047];[.$K3])" office:value-type="float" office:value="0">
            <text:p>0</text:p>
          </table:table-cell>
          <table:table-cell table:style-name="ce164" table:formula="of:=COUNTIF([.N$18:.N$1047];[.$K3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3"/>
          <table:table-cell table:style-name="ce133" office:value-type="string">
            <text:p>Total Main Cases:</text:p>
          </table:table-cell>
          <table:table-cell table:style-name="ce138" table:formula="of:=MAX([.A$7:.A1033])" office:value-type="float" office:value="9" table:number-columns-spanned="3" table:number-rows-spanned="1">
            <text:p>9</text:p>
          </table:table-cell>
          <table:covered-table-cell table:style-name="ce142"/>
          <table:covered-table-cell table:style-name="ce142"/>
          <table:table-cell table:style-name="ce113"/>
          <table:table-cell table:style-name="ce142"/>
          <table:table-cell table:style-name="ce151"/>
          <table:table-cell table:style-name="ce157"/>
          <table:table-cell/>
          <table:table-cell table:style-name="ce165" office:value-type="string">
            <text:p>Untested</text:p>
          </table:table-cell>
          <table:table-cell table:style-name="ce164" table:formula="of:=COUNTIF([.K$18:.K$1047];[.$K4])" office:value-type="float" office:value="0">
            <text:p>0</text:p>
          </table:table-cell>
          <table:table-cell table:style-name="ce164" table:formula="of:=COUNTIF([.L$18:.L$1047];[.$K4])" office:value-type="float" office:value="0">
            <text:p>0</text:p>
          </table:table-cell>
          <table:table-cell table:style-name="ce164" table:formula="of:=COUNTIF([.M$18:.M$1047];[.$K4])" office:value-type="float" office:value="0">
            <text:p>0</text:p>
          </table:table-cell>
          <table:table-cell table:style-name="ce164" table:formula="of:=COUNTIF([.N$18:.N$1047];[.$K4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4"/>
          <table:table-cell table:style-name="ce134"/>
          <table:table-cell table:style-name="ce114" table:number-columns-repeated="7"/>
          <table:table-cell/>
          <table:table-cell office:value-type="string">
            <text:p>N/A</text:p>
          </table:table-cell>
          <table:table-cell table:style-name="ce164" table:formula="of:=COUNTIF([.K$18:.K$1047];[.$K5])" office:value-type="float" office:value="0">
            <text:p>0</text:p>
          </table:table-cell>
          <table:table-cell table:style-name="ce164" table:formula="of:=COUNTIF([.L$18:.L$1047];[.$K5])" office:value-type="float" office:value="0">
            <text:p>0</text:p>
          </table:table-cell>
          <table:table-cell table:style-name="ce164" table:formula="of:=COUNTIF([.M$18:.M$1047];[.$K5])" office:value-type="float" office:value="0">
            <text:p>0</text:p>
          </table:table-cell>
          <table:table-cell table:style-name="ce164" table:formula="of:=COUNTIF([.N$18:.N$1047];[.$K5])" office:value-type="float" office:value="0">
            <text:p>0</text:p>
          </table:table-cell>
          <table:table-cell table:style-name="ce114" table:number-columns-repeated="232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5" office:value-type="string">
            <text:p>Case No</text:p>
          </table:table-cell>
          <table:table-cell table:style-name="ce135" office:value-type="string">
            <text:p>Related function</text:p>
          </table:table-cell>
          <table:table-cell table:style-name="ce135" office:value-type="string">
            <text:p>Case ID</text:p>
          </table:table-cell>
          <table:table-cell table:style-name="ce135" office:value-type="string">
            <text:p>Path</text:p>
          </table:table-cell>
          <table:table-cell table:style-name="ce145" office:value-type="string">
            <text:p>BugID</text:p>
          </table:table-cell>
          <table:table-cell table:style-name="ce135" office:value-type="string">
            <text:p>Step Description</text:p>
          </table:table-cell>
          <table:table-cell table:style-name="ce135" office:value-type="string">
            <text:p>Steps to produce</text:p>
          </table:table-cell>
          <table:table-cell table:style-name="ce135" office:value-type="string">
            <text:p>Expected Output</text:p>
          </table:table-cell>
          <table:table-cell table:style-name="ce135" office:value-type="string">
            <text:p>Priority</text:p>
          </table:table-cell>
          <table:table-cell table:style-name="ce135" office:value-type="string">
            <text:p>Affect</text:p>
          </table:table-cell>
          <table:table-cell table:style-name="ce135" table:number-columns-repeated="9"/>
          <table:table-cell table:style-name="ce169" table:number-columns-repeated="211"/>
          <table:table-cell table:style-name="ce142" table:number-columns-repeated="17"/>
          <table:table-cell table:style-name="ce113" table:number-columns-repeated="9"/>
          <table:table-cell table:number-columns-repeated="768"/>
        </table:table-row>
        <table:table-row table:style-name="ro28">
          <table:table-cell table:style-name="ce116" office:value-type="float" office:value="1">
            <text:p>001</text:p>
          </table:table-cell>
          <table:table-cell table:style-name="ce44" office:value-type="string">
            <text:p>USR_ECMS_01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146" office:value-type="string">
            <text:p>Step 1: Create a new content type </text:p>
          </table:table-cell>
          <table:table-cell table:style-name="ce146" office:value-type="string">
            <text:p>- Mary logs in the Acme site</text:p>
            <text:p>- Go to My Spaces → Form Builde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146" office:value-type="string">
            <text:p>New templat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2: Add folder</text:p>
          </table:table-cell>
          <table:table-cell table:style-name="ce146" office:value-type="string">
            <text:p>- Login by "john"</text:p>
            <text:p>- Go to Content Explorer</text:p>
            <text:p>- Select collaboration drive</text:p>
            <text:p>- Add 1 content folder named events</text:p>
          </table:table-cell>
          <table:table-cell table:style-name="ce146" office:value-type="string">
            <text:p>Folder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3: Add category tree</text:p>
          </table:table-cell>
          <table:table-cell table:style-name="ce146" office:value-type="string">
            <text:p>- "john" goes to Administration</text:p>
            <text:p>- Select Categories &amp; Tags –&gt; Manage Categori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categories tree form open)</text:p>
            <text:p/>
          </table:table-cell>
          <table:table-cell table:style-name="ce146" office:value-type="string">
            <text:p>Categorie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0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4: Change Target path</text:p>
          </table:table-cell>
          <table:table-cell table:style-name="ce146" office:value-type="string">
            <text:p>In Edit categories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146" office:value-type="string">
            <text:p>events is selected for Target path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1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5: Add event in Marketing</text:p>
          </table:table-cell>
          <table:table-cell table:style-name="ce146" office:value-type="string">
            <text:p>- Login by "james"</text:p>
            <text:p>- Go to Content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146" office:value-type="string">
            <text:p>New document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0">
          <table:table-cell table:style-name="ce11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6: Add event in Information system</text:p>
          </table:table-cell>
          <table:table-cell table:style-name="ce146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11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7: Check public document right of james</text:p>
          </table:table-cell>
          <table:table-cell table:style-name="ce146" office:value-type="string">
            <text:p>- james selects added event</text:p>
            <text:p>- Click Manage Publication</text:p>
          </table:table-cell>
          <table:table-cell table:style-name="ce146" office:value-type="string">
            <text:p>james can not click Published to public events 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2">
          <table:table-cell table:style-name="ce116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4];6;FIND(&quot;:&quot;;[.F14];1)-FIND(&quot; &quot;;[.F14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8: Public event</text:p>
          </table:table-cell>
          <table:table-cell table:style-name="ce146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146" office:value-type="string">
            <text:p>Status of 3 events is Publish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3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9: Add page</text:p>
          </table:table-cell>
          <table:table-cell table:style-name="ce146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146" office:value-type="string">
            <text:p>Pag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4">
          <table:table-cell table:style-name="ce11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0: Config Category Navigation portlet</text:p>
          </table:table-cell>
          <table:table-cell table:style-name="ce146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146" office:value-type="string">
            <text:p>All taxonomies in Events drive are listed in categories list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0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1: View content</text:p>
          </table:table-cell>
          <table:table-cell table:style-name="ce146" office:value-type="string">
            <text:p>Click on Marketing or Information System</text:p>
          </table:table-cell>
          <table:table-cell table:style-name="ce146" office:value-type="string">
            <text:p>Added events in selected category are listed in Category content portlet in News page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002</text:p>
          </table:table-cell>
          <table:table-cell table:style-name="ce44" office:value-type="string">
            <text:p>USR_ECMS_02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46" office:value-type="string">
            <text:p>Step 1:Import application</text:p>
          </table:table-cell>
          <table:table-cell table:style-name="ce146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146" office:value-type="string">
            <text:p>All applications are imported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2: Edit the page</text:p>
          </table:table-cell>
          <table:table-cell table:style-name="ce146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146" office:value-type="string">
            <text:p>Edit page successfully, there's 1 blank portlet at the bottom of the page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3: Change the detailed page</text:p>
          </table:table-cell>
          <table:table-cell table:style-name="ce146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4: Refresh Products page after editing</text:p>
          </table:table-cell>
          <table:table-cell table:style-name="ce146" office:value-type="string">
            <text:p>- Click on a category in left pane</text:p>
          </table:table-cell>
          <table:table-cell table:style-name="ce152" office:value-type="string">
            <text:p>- The PCLV (right pane) is refreshed</text:p>
            <text:p>- The PCV (at the bottom) is blank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5: Check showing detail of content</text:p>
          </table:table-cell>
          <table:table-cell table:style-name="ce146" office:value-type="string">
            <text:p>- Click on title of 1 news in page <text:span text:style-name="T8">(</text:span>right pane<text:span text:style-name="T8">)</text:span></text:p>
          </table:table-cell>
          <table:table-cell table:style-name="ce146" office:value-type="string">
            <text:p>Details of selected content is displayed at the bottom of Products pag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3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44" office:value-type="string">
            <text:p>USR_ECMS_03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46" office:value-type="string">
            <text:p>Step 1: Add the translation action in Site Explorer </text:p>
          </table:table-cell>
          <table:table-cell table:style-name="ce146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146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2: Select folder to create document</text:p>
          </table:table-cell>
          <table:table-cell table:style-name="ce146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152" office:value-type="string">
            <text:p>The Documents folder is select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7" office:value-type="string">
            <text:p>Step 3: Create contents translations </text:p>
          </table:table-cell>
          <table:table-cell table:style-name="ce147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4: Create contents translations </text:p>
          </table:table-cell>
          <table:table-cell table:style-name="ce146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5: Create contents translations </text:p>
          </table:table-cell>
          <table:table-cell table:style-name="ce146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6: Check if there's Add translation action</text:p>
          </table:table-cell>
          <table:table-cell table:style-name="ce146" office:value-type="string">
            <text:p>- Select to view english article</text:p>
          </table:table-cell>
          <table:table-cell table:style-name="ce152" office:value-type="string">
            <text:p>- The article content is shown</text:p>
            <text:p>- There's "Add translation" action in the Collaboration tab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7: Add french language for selecting english article</text:p>
          </table:table-cell>
          <table:table-cell table:style-name="ce146" office:value-type="string">
            <text:p>- Click on "Add translation" action </text:p>
            <text:p>- Browse and find the french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8: Check if can add the same language twice</text:p>
          </table:table-cell>
          <table:table-cell table:style-name="ce146" office:value-type="string">
            <text:p>- Click on "Add translation" action again</text:p>
            <text:p>- Browse and find the french article and select it</text:p>
          </table:table-cell>
          <table:table-cell table:style-name="ce146" office:value-type="string">
            <text:p>Show message alert c<text:span text:style-name="T13">annot add twice the same </text:span><text:span text:style-name="T13">language</text:span>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9: Add german language for selecting english article</text:p>
          </table:table-cell>
          <table:table-cell table:style-name="ce146" office:value-type="string">
            <text:p>- Click on "Add translation" action again</text:p>
            <text:p>- Browse and find the german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0: List relation</text:p>
          </table:table-cell>
          <table:table-cell table:style-name="ce146" office:value-type="string">
            <text:p>- Select english article</text:p>
            <text:p>- Switch to Relation view</text:p>
          </table:table-cell>
          <table:table-cell table:style-name="ce146" office:value-type="string">
            <text:p>There're 2 article in the language lists (fr &amp; de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1: View relation</text:p>
          </table:table-cell>
          <table:table-cell table:style-name="ce146" office:value-type="string">
            <text:p>- Click on "fr" article</text:p>
          </table:table-cell>
          <table:table-cell table:style-name="ce146" office:value-type="string">
            <text:p>The content of french article is show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2: Check Go Back action</text:p>
          </table:table-cell>
          <table:table-cell table:style-name="ce146" office:value-type="string">
            <text:p>Click on "Back" arrow in the top bar</text:p>
          </table:table-cell>
          <table:table-cell table:style-name="ce152" office:value-type="string">
            <text:p>Go back to the english version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004</text:p>
          </table:table-cell>
          <table:table-cell table:style-name="ce44" office:value-type="string">
            <text:p>USR_ECMS_07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46" office:value-type="string">
            <text:p>Step 1: Add article</text:p>
          </table:table-cell>
          <table:table-cell table:style-name="ce146" office:value-type="string">
            <text:p>- Login by an user in web-contributor group</text:p>
            <text:p>- Go to Content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152" office:value-type="string">
            <text:p>New article is add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2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3: Configure to list document by titl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6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4: Configure to list document by modified dat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5: Check view draft document in published mode</text:p>
          </table:table-cell>
          <table:table-cell table:style-name="ce146" office:value-type="string">
            <text:p>Switch to Published mode</text:p>
          </table:table-cell>
          <table:table-cell table:style-name="ce152" office:value-type="string">
            <text:p>The article disappears from Documents lis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6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6: Publish content</text:p>
          </table:table-cell>
          <table:table-cell table:style-name="ce146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152" office:value-type="string">
            <text:p>Status of added article is Publish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7: Configure to list document by title</text:p>
          </table:table-cell>
          <table:table-cell table:style-name="ce146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6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8: Configure to list document by Publication date</text:p>
          </table:table-cell>
          <table:table-cell table:style-name="ce146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005</text:p>
          </table:table-cell>
          <table:table-cell table:style-name="ce45" office:value-type="string">
            <text:p>USR_ECMS_08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46" office:value-type="string">
            <text:p>Step 1: Create &amp; public article</text:p>
          </table:table-cell>
          <table:table-cell table:style-name="ce146" office:value-type="string">
            <text:p>Create &amp; public 1 article like previous case (USR_ECMS_07)</text:p>
          </table:table-cell>
          <table:table-cell table:style-name="ce152" office:value-type="string">
            <text:p>Article &amp; added &amp; has Published status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2: Edit article</text:p>
          </table:table-cell>
          <table:table-cell table:style-name="ce146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3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4: Configure to list document by title in Edit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6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5: Configure to list document by modified date in Edit mod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6">
          <table:table-cell table:style-name="ce11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6: Configure to list document by title in Published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7: Configure to list document by Published date in Published mode</text:p>
          </table:table-cell>
          <table:table-cell table:style-name="ce146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006</text:p>
          </table:table-cell>
          <table:table-cell table:style-name="ce44" office:value-type="string">
            <text:p>USR_ECMS_04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46" office:value-type="string">
            <text:p>Step 1: Check showing admin bar for normal user</text:p>
          </table:table-cell>
          <table:table-cell table:style-name="ce146" office:value-type="string">
            <text:p>Login by “demo”</text:p>
          </table:table-cell>
          <table:table-cell table:style-name="ce146" office:value-type="string">
            <text:p>Login successfully with admin bar contains some pages that demo has right to view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4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2: Check showing admin bar for user in web-contributor as redactor or author</text:p>
          </table:table-cell>
          <table:table-cell table:style-name="ce146" office:value-type="string">
            <text:p>Login by “james”</text:p>
          </table:table-cell>
          <table:table-cell table:style-name="ce146" office:value-type="string">
            <text:p>- Login successfully</text:p>
            <text:p>- Admin bar is shown with Site, Groups and Dashboard access</text:p>
            <text:p>- In the Groups menu, there're SiteExplorer, Newsletter manager and <text:s/>Form Builder</text:p>
            <text:p>- On the top right there's the EditMode selector, can switch to editing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3: Check showing admin bar for user in web-contributor as publisher or editor or manager</text:p>
          </table:table-cell>
          <table:table-cell table:style-name="ce146" office:value-type="string">
            <text:p>- Login by “mary”</text:p>
            <text:p>- Select 1 page from Group</text:p>
          </table:table-cell>
          <table:table-cell table:style-name="ce146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4: Check showing admin bar for user in /platform/administrators as member and /organization/management/executive-board as manager</text:p>
          </table:table-cell>
          <table:table-cell table:style-name="ce146" office:value-type="string">
            <text:p>Login by “john”</text:p>
          </table:table-cell>
          <table:table-cell table:style-name="ce146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6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007</text:p>
          </table:table-cell>
          <table:table-cell table:style-name="ce44" office:value-type="string">
            <text:p>USR_ECMS_05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46" office:value-type="string">
            <text:p>Step 1: Add gadget into Dashboard</text:p>
          </table:table-cell>
          <table:table-cell table:style-name="ce146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146" office:value-type="string">
            <text:p>There're last edited documents in the gadget but not able to click on them (default documents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6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2: Add new drive</text:p>
          </table:table-cell>
          <table:table-cell table:style-name="ce146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146" office:value-type="string">
            <text:p>Add new driv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3: Add document</text:p>
          </table:table-cell>
          <table:table-cell table:style-name="ce146" office:value-type="string">
            <text:p>- Go to Site Explorer --&gt; create new document or edit 1 existing document in new created drive</text:p>
          </table:table-cell>
          <table:table-cell table:style-name="ce152" office:value-type="string">
            <text:p>Add/edit document is done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4: Check view new added/edited document by James</text:p>
          </table:table-cell>
          <table:table-cell table:style-name="ce146" office:value-type="string">
            <text:p>- Login by James</text:p>
            <text:p>- Go to Dashboard page</text:p>
          </table:table-cell>
          <table:table-cell table:style-name="ce146" office:value-type="string">
            <text:p>New added/edited document at step 3 is listed in the Latest edited document gadge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5: Check if user can view latest edited document from this gadget</text:p>
          </table:table-cell>
          <table:table-cell table:style-name="ce146" office:value-type="string">
            <text:p>Click the title of new added/edited document in the gadget</text:p>
          </table:table-cell>
          <table:table-cell table:style-name="ce146" office:value-type="string">
            <text:p>The document is redirected to be viewed inside the Site Explor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6: Check if user can edit document</text:p>
          </table:table-cell>
          <table:table-cell table:style-name="ce146" office:value-type="string">
            <text:p>Click Edit document from action bar</text:p>
          </table:table-cell>
          <table:table-cell table:style-name="ce152" office:value-type="string">
            <text:p>Edit document form is shown &amp; user can edit i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44" office:value-type="string">
            <text:p>USR_ECMS_06</text:p>
          </table:table-cell>
          <table:table-cell table:style-name="ce140" office:value-type="float" office:value="1">
            <text:p>001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- Login as "root"</text:p>
            <text:p>- Go to acme site</text:p>
          </table:table-cell>
          <table:table-cell table:style-name="ce146" office:value-type="string">
            <text:p>Login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2: Create document</text:p>
          </table:table-cell>
          <table:table-cell table:style-name="ce146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146" office:value-type="string">
            <text:p>Create new documents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3: Publish</text:p>
          </table:table-cell>
          <table:table-cell table:style-name="ce146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146" office:value-type="string">
            <text:p>Documents are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4: Add CLV portlet into a page</text:p>
          </table:table-cell>
          <table:table-cell table:style-name="ce146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152" office:value-type="string">
            <text:p>Add CLV into pag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5: Configure CLV, select path to documents that will be listed</text:p>
          </table:table-cell>
          <table:table-cell table:style-name="ce146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146" office:value-type="string">
            <text:p>- The edited page is displayed with CLV</text:p>
            <text:p>- All added documents are listed in CLV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6: Sort by Title in De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Title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Titl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7: Sort by Title in A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Title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Titl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8: Sort by date created in De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Date Creation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Date created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9: Sort by date created in A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Date Creation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Date created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0: Sort by date modified in De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Modification Date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Modification Dat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1: Sort by date modified in A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Modification Date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Modification Dat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71];6;FIND(&quot;:&quot;;[.F71];1)-FIND(&quot; &quot;;[.F71];1)-1))&gt;VALUE(MID([.F70];6;FIND(&quot;:&quot;;[.F70];1)-FIND(&quot; &quot;;[.F70];1)-1));&quot;&quot;;MAX([.A$7:.A70])+1)" office:value-type="float" office:value="9">
            <text:p>009</text:p>
          </table:table-cell>
          <table:table-cell table:style-name="ce45" office:value-type="string">
            <text:p>USR_ECMS_09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6" office:value-type="string">
            <text:p>Step 1: Access link through webDAV</text:p>
          </table:table-cell>
          <table:table-cell table:style-name="ce146" office:value-type="string">
            <text:p>- Create 1 network drive</text:p>
            <text:p><text:s/>+ IP: your IP address</text:p>
            <text:p><text:s/>+ Port: 8080</text:p>
            <text:p><text:s/>+ Path: rest-ecmdemo/private/jcr/repository/collaboration/</text:p>
            <text:p>- Login as james/gtn </text:p>
          </table:table-cell>
          <table:table-cell table:style-name="ce146" office:value-type="string">
            <text:p>User access network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2: Drag and drop .PDF file <text:s/>through webDAV</text:p>
          </table:table-cell>
          <table:table-cell table:style-name="ce148" office:value-type="string">
            <text:p>- Go to Site contents/live/acme/categories/acme folder</text:p>
            <text:p>- Drag and drop .PDF file into this folder</text:p>
          </table:table-cell>
          <table:table-cell table:style-name="ce148" office:value-type="string">
            <text:p>.PDF file is uploaded into site contents/live/acme/categories/fold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3: Check the displaying of .PDF file in the storage place through webDAV</text:p>
          </table:table-cell>
          <table:table-cell table:style-name="ce150" office:value-type="string">
            <text:p>- Go to Site contents/live/acme/web contents folder</text:p>
          </table:table-cell>
          <table:table-cell table:style-name="ce154" office:value-type="string">
            <text:p>.PDF file is display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4: Check the displaying of .PDF file as symlink in Site Explorer</text:p>
          </table:table-cell>
          <table:table-cell table:style-name="ce148" office:value-type="string">
            <text:p>- Login as john/gtn</text:p>
            <text:p>- Select Site Management drive</text:p>
            <text:p>- Select acme/categories/acme folder</text:p>
          </table:table-cell>
          <table:table-cell table:style-name="ce148" office:value-type="string">
            <text:p>The symlink of .PDF file is created</text:p>
            <text:p><text:span text:style-name="T12">- Arthur is james</text:span></text:p>
            <text:p><text:span text:style-name="T12">- Status: draf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5: Check the displaying of .PDF file in the storage place in Site Explorer</text:p>
          </table:table-cell>
          <table:table-cell table:style-name="ce148" office:value-type="string">
            <text:p>- Select Site Management drive</text:p>
            <text:p>- Select acme/web contents folder</text:p>
          </table:table-cell>
          <table:table-cell table:style-name="ce155" office:value-type="string">
            <text:p>. PDF file is displayed. </text:p>
            <text:p>- Arthur is james</text:p>
            <text:p>- Status: draf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6: Add metadata for .PDF file</text:p>
          </table:table-cell>
          <table:table-cell table:style-name="ce148" office:value-type="string">
            <text:p>- Login as mary/gtn</text:p>
            <text:p>- Go to Site Explore → Site Management</text:p>
            <text:p>- Select .PDF file above</text:p>
            <text:p>- Click on View Metadata icon in action bar</text:p>
            <text:p>- Click on Add/Edit button</text:p>
            <text:p>- Add title and description for this file</text:p>
          </table:table-cell>
          <table:table-cell table:style-name="ce148" office:value-type="string">
            <text:p>The title and description is added. 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7: Publish file</text:p>
          </table:table-cell>
          <table:table-cell table:style-name="ce148" office:value-type="string">
            <text:p>- Select .PDF file</text:p>
            <text:p>- Click on Manage Publication icon in action bar</text:p>
            <text:p>- Click on Public icon</text:p>
          </table:table-cell>
          <table:table-cell table:style-name="ce148" office:value-type="string">
            <text:p>.PDF file is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" table:number-rows-repeated="3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6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3">
          <table:table-cell table:style-name="ce113" table:number-columns-repeated="8"/>
          <table:table-cell/>
          <table:table-cell table:style-name="ce113" table:number-columns-repeated="247"/>
          <table:table-cell table:number-columns-repeated="768"/>
        </table:table-row>
        <table:table-row table:style-name="ro1" table:number-rows-repeated="10">
          <table:table-cell table:style-name="ce113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4" table:number-rows-spanned="2">
            <text:p>User Storie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0">
          <table:table-cell table:style-name="ce41" office:value-type="string">
            <text:p>USR_ECMS_01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8" table:formula="of:=SUMPRODUCT(([WCM_User_Stories.B$5:WCM_User_Stories.B$1018]=[.$A4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8" table:formula="of:=SUMPRODUCT(([WCM_User_Stories.B$5:WCM_User_Stories.B$1018]=[.$A5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8" table:formula="of:=SUMPRODUCT(([WCM_User_Stories.B$5:WCM_User_Stories.B$1018]=[.$A6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8" table:formula="of:=SUMPRODUCT(([WCM_User_Stories.B$5:WCM_User_Stories.B$1018]=[.$A7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8" table:formula="of:=SUMPRODUCT(([WCM_User_Stories.B$5:WCM_User_Stories.B$1018]=[.$A8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8" table:formula="of:=SUMPRODUCT(([WCM_User_Stories.B$5:WCM_User_Stories.B$1018]=[.$A9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28" table:formula="of:=SUMPRODUCT(([WCM_User_Stories.B$5:WCM_User_Stories.B$1018]=[.$A10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28" table:formula="of:=SUMPRODUCT(([WCM_User_Stories.B$5:WCM_User_Stories.B$1018]=[.$A11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128" table:formula="of:=SUMPRODUCT(([WCM_User_Stories.B$5:WCM_User_Stories.B$1018]=[.$A12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25:57</dc:date>
    <meta:print-date>2008-06-17T00:45:47</meta:print-date>
    <dc:language>en-US</dc:language>
    <meta:editing-cycles>770</meta:editing-cycles>
    <meta:editing-duration>PT329H14M26S</meta:editing-duration>
    <dc:creator>exo </dc:creator>
    <meta:document-statistic meta:table-count="4" meta:cell-count="786" meta:object-count="1"/>
    <meta:user-defined meta:name="Info 1"/>
    <meta:user-defined meta:name="Info 2"/>
    <meta:user-defined meta:name="Info 3"/>
    <meta:user-defined meta:name="Info 4"/>
  </office:meta>
</office:document-meta>
</file>